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138cm"/>
    </style:style>
    <style:style style:name="co3" style:family="table-column">
      <style:table-column-properties fo:break-before="auto" style:column-width="4.67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1-21_10-12-12_000.jpg</text:p>
          </table:table-cell>
          <table:table-cell office:value-type="string">
            <text:p>:m :lets / action activity / やること / 表現、ピアノ、物理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01-20_20-11-46_000.jpg</text:p>
          </table:table-cell>
          <table:table-cell office:value-type="string">
            <text:p>:m 食べた物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2018-01-20_18-05-32_000.jpg</text:p>
          </table:table-cell>
          <table:table-cell office:value-type="string">
            <text:p>:m art / dessin / D-17 8#61 / des.しゃがむ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2018-01-20_17-18-32_000.jpg</text:p>
          </table:table-cell>
          <table:table-cell office:value-type="string">
            <text:p>:m 食べた物　間食 / ヨーグルト　ゼリー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8-01-20_17-09-26_000.jpg</text:p>
          </table:table-cell>
          <table:table-cell office:value-type="string">
            <text:p>:m 1*1 RES / 245 286*1#1 / 『マネーはこう動く』　藤巻健史 <text:s/>/ 管理通貨　発行保証物件　兌換紙幣　量的緩和、解除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8-01-20_14-48-34_000.jpg</text:p>
          </table:table-cell>
          <table:table-cell office:value-type="string">
            <text:p>:m other / plan / 実務 / アイホン / 次にやること　機種変更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2018-01-20_14-43-19_000.jpg</text:p>
          </table:table-cell>
          <table:table-cell table:style-name="ce1" office:value-type="string">
            <text:p>:m other / 記録　文書 / au ログイン　契約内容　アイホン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2018-01-20_14-42-46_000.jpg</text:p>
          </table:table-cell>
          <table:table-cell table:style-name="ce1" office:value-type="string">
            <text:p>:m other / 記録　文書 / au ログイン　契約内容　アイホン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2018-01-20_14-42-28_000.jpg</text:p>
          </table:table-cell>
          <table:table-cell table:style-name="ce1" office:value-type="string">
            <text:p>:m other / 記録　文書 / au ログイン　契約内容　アイホン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2018-01-20_14-42-20_000.jpg</text:p>
          </table:table-cell>
          <table:table-cell table:style-name="ce1" office:value-type="string">
            <text:p>:m other / 記録　文書 / au ログイン　契約内容　アイホン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2018-01-20_14-41-03_000.jpg</text:p>
          </table:table-cell>
          <table:table-cell table:style-name="ce1" office:value-type="string">
            <text:p>:m other / 記録　文書 / au ログイン　契約内容　アイホン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2018-01-20_14-40-42_000.jpg</text:p>
          </table:table-cell>
          <table:table-cell table:style-name="ce1" office:value-type="string">
            <text:p>:m other / 記録　文書 / au ログイン　契約内容　アイホン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2018-01-20_14-40-31_000.jpg</text:p>
          </table:table-cell>
          <table:table-cell table:style-name="ce1" office:value-type="string">
            <text:p>:m other / 記録　文書 / au ログイン　契約内容　アイホン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2018-01-20_14-40-01_000.png</text:p>
          </table:table-cell>
          <table:table-cell table:style-name="ce1" office:value-type="string">
            <text:p>:m other / 記録　文書 / au ログイン　契約内容　アイホン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2018-01-20_14-39-22_000.png</text:p>
          </table:table-cell>
          <table:table-cell table:style-name="ce1" office:value-type="string">
            <text:p>:m other / 記録　文書 / au ログイン　契約内容　アイホン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8-01-20_14-34-32_000.png</text:p>
          </table:table-cell>
          <table:table-cell office:value-type="string">
            <text:p>-*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8-01-20_13-53-12_000.jpg</text:p>
          </table:table-cell>
          <table:table-cell office:value-type="string">
            <text:p>:m 1-*1 RES / 22-1 62*82#7(re) / FX programming / new-func flow-chart pattern-match / N+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8-01-20_12-20-55_000.jpg</text:p>
          </table:table-cell>
          <table:table-cell office:value-type="string">
            <text:p>:m 5*5 RES / free# VX7GLZ 27#5.31 / mathematics / geisya / ?+# ((1-X X)(X 1+X))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8-01-20_12-20-24_000.jpg</text:p>
          </table:table-cell>
          <table:table-cell office:value-type="string">
            <text:p>:m 3-4*5 RES / free# VX7GLZ 27#5.31 / mathematics / geisya / 例題.2-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8-01-20_12-19-54_000.jpg</text:p>
          </table:table-cell>
          <table:table-cell office:value-type="string">
            <text:p>:m 1-2*5 RES / free# VX7GLZ 27#5.31 / mathematics / geisya / CAL+ y=log(b)*b^2/(b-2) (β^2–α^2)/(β-α)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8-01-20_10-16-40_000.jpg</text:p>
          </table:table-cell>
          <table:table-cell office:value-type="string">
            <text:p>-*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2018-01-20_08-12-01_000.jpg</text:p>
          </table:table-cell>
          <table:table-cell office:value-type="string">
            <text:p>:m 食べた物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2018/01/21</text:date>, <text:time>11:00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1T11:00:52.70</dc:date>
    <dc:creator>iwabuchi ken</dc:creator>
    <meta:generator>OpenOffice/4.1.3$Win32 OpenOffice.org_project/413m1$Build-9783</meta:generator>
    <meta:editing-duration>PT15M3S</meta:editing-duration>
    <meta:editing-cycles>12</meta:editing-cycles>
    <meta:document-statistic meta:table-count="1" meta:cell-count="69" meta:object-count="0"/>
  </office:meta>
</office:document-meta>
</file>